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74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7d7" style:text-align-source="fix" style:repeat-content="false" fo:border="2.01pt solid #000000" style:vertical-align="middle"/>
      <style:paragraph-properties fo:text-align="center" fo:margin-left="0in"/>
    </style:style>
    <style:style style:name="gr1" style:family="graphic">
      <style:graphic-properties draw:textarea-horizontal-align="justify" draw:textarea-vertical-align="middle" draw:auto-grow-height="false" fo:min-height="0.278in" fo:min-width="0.3094in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custom-shape draw:z-index="0" draw:name="Form 1" draw:style-name="gr1" draw:text-style-name="P1" svg:width="0.3094in" svg:height="0.278in" svg:x="0.79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name="Form 2" draw:style-name="gr1" draw:text-style-name="P1" svg:width="0.3094in" svg:height="0.278in" svg:x="1.82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" draw:name="Form 3" draw:style-name="gr1" draw:text-style-name="P1" svg:width="0.3094in" svg:height="0.278in" svg:x="2.83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" draw:name="Form 4" draw:style-name="gr1" draw:text-style-name="P1" svg:width="0.3094in" svg:height="0.278in" svg:x="3.38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" draw:name="Form 5" draw:style-name="gr1" draw:text-style-name="P1" svg:width="0.3094in" svg:height="0.278in" svg:x="3.93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" draw:name="Form 6" draw:style-name="gr1" draw:text-style-name="P1" svg:width="0.3094in" svg:height="0.278in" svg:x="5.19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" draw:name="Form 7" draw:style-name="gr1" draw:text-style-name="P1" svg:width="0.3094in" svg:height="0.278in" svg:x="5.97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" draw:name="Form 8" draw:style-name="gr1" draw:text-style-name="P1" svg:width="0.3094in" svg:height="0.278in" svg:x="6.31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" draw:name="Form 1" draw:style-name="gr1" draw:text-style-name="P1" svg:width="0.3094in" svg:height="0.278in" svg:x="8.66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" draw:name="Form 2" draw:style-name="gr1" draw:text-style-name="P1" svg:width="0.3094in" svg:height="0.278in" svg:x="9.69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name="Form 3" draw:style-name="gr1" draw:text-style-name="P1" svg:width="0.3094in" svg:height="0.278in" svg:x="10.70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" draw:name="Form 4" draw:style-name="gr1" draw:text-style-name="P1" svg:width="0.3094in" svg:height="0.278in" svg:x="11.26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5" draw:style-name="gr1" draw:text-style-name="P1" svg:width="0.3094in" svg:height="0.278in" svg:x="11.81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6" draw:style-name="gr1" draw:text-style-name="P1" svg:width="0.3094in" svg:height="0.278in" svg:x="13.06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" draw:name="Form 7" draw:style-name="gr1" draw:text-style-name="P1" svg:width="0.3094in" svg:height="0.278in" svg:x="13.85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" draw:name="Form 8" draw:style-name="gr1" draw:text-style-name="P1" svg:width="0.3094in" svg:height="0.278in" svg:x="14.18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" draw:name="Form 1" draw:style-name="gr1" draw:text-style-name="P1" svg:width="0.3094in" svg:height="0.278in" svg:x="16.54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" draw:name="Form 2" draw:style-name="gr1" draw:text-style-name="P1" svg:width="0.3094in" svg:height="0.278in" svg:x="17.57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" draw:name="Form 3" draw:style-name="gr1" draw:text-style-name="P1" svg:width="0.3094in" svg:height="0.278in" svg:x="18.58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" draw:name="Form 4" draw:style-name="gr1" draw:text-style-name="P1" svg:width="0.3094in" svg:height="0.278in" svg:x="19.13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" draw:name="Form 5" draw:style-name="gr1" draw:text-style-name="P1" svg:width="0.3094in" svg:height="0.278in" svg:x="19.68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" draw:name="Form 6" draw:style-name="gr1" draw:text-style-name="P1" svg:width="0.3094in" svg:height="0.278in" svg:x="20.94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2" draw:name="Form 7" draw:style-name="gr1" draw:text-style-name="P1" svg:width="0.3094in" svg:height="0.278in" svg:x="21.72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3" draw:name="Form 8" draw:style-name="gr1" draw:text-style-name="P1" svg:width="0.3094in" svg:height="0.278in" svg:x="22.06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4" draw:name="Form 1" draw:style-name="gr1" draw:text-style-name="P1" svg:width="0.3094in" svg:height="0.278in" svg:x="24.41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5" draw:name="Form 2" draw:style-name="gr1" draw:text-style-name="P1" svg:width="0.3094in" svg:height="0.278in" svg:x="25.44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6" draw:name="Form 3" draw:style-name="gr1" draw:text-style-name="P1" svg:width="0.3094in" svg:height="0.278in" svg:x="26.45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7" draw:name="Form 4" draw:style-name="gr1" draw:text-style-name="P1" svg:width="0.3094in" svg:height="0.278in" svg:x="27.01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8" draw:name="Form 5" draw:style-name="gr1" draw:text-style-name="P1" svg:width="0.3094in" svg:height="0.278in" svg:x="27.56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9" draw:name="Form 6" draw:style-name="gr1" draw:text-style-name="P1" svg:width="0.3094in" svg:height="0.278in" svg:x="28.81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0" draw:name="Form 7" draw:style-name="gr1" draw:text-style-name="P1" svg:width="0.3094in" svg:height="0.278in" svg:x="29.6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1" draw:name="Form 8" draw:style-name="gr1" draw:text-style-name="P1" svg:width="0.3094in" svg:height="0.278in" svg:x="29.93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2" draw:name="Form 1" draw:style-name="gr1" draw:text-style-name="P1" svg:width="0.3094in" svg:height="0.278in" svg:x="32.29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3" draw:name="Form 2" draw:style-name="gr1" draw:text-style-name="P1" svg:width="0.3094in" svg:height="0.278in" svg:x="33.32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4" draw:name="Form 3" draw:style-name="gr1" draw:text-style-name="P1" svg:width="0.3094in" svg:height="0.278in" svg:x="34.33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5" draw:name="Form 4" draw:style-name="gr1" draw:text-style-name="P1" svg:width="0.3094in" svg:height="0.278in" svg:x="34.88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6" draw:name="Form 5" draw:style-name="gr1" draw:text-style-name="P1" svg:width="0.3094in" svg:height="0.278in" svg:x="35.43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7" draw:name="Form 6" draw:style-name="gr1" draw:text-style-name="P1" svg:width="0.3094in" svg:height="0.278in" svg:x="36.69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8" draw:name="Form 7" draw:style-name="gr1" draw:text-style-name="P1" svg:width="0.3094in" svg:height="0.278in" svg:x="37.47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9" draw:name="Form 8" draw:style-name="gr1" draw:text-style-name="P1" svg:width="0.3094in" svg:height="0.278in" svg:x="37.81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0" draw:name="Form 1" draw:style-name="gr1" draw:text-style-name="P1" svg:width="0.3094in" svg:height="0.278in" svg:x="40.16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1" draw:name="Form 2" draw:style-name="gr1" draw:text-style-name="P1" svg:width="0.3094in" svg:height="0.278in" svg:x="41.19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2" draw:name="Form 3" draw:style-name="gr1" draw:text-style-name="P1" svg:width="0.3094in" svg:height="0.278in" svg:x="42.20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3" draw:name="Form 4" draw:style-name="gr1" draw:text-style-name="P1" svg:width="0.3094in" svg:height="0.278in" svg:x="42.76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4" draw:name="Form 5" draw:style-name="gr1" draw:text-style-name="P1" svg:width="0.3094in" svg:height="0.278in" svg:x="43.31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5" draw:name="Form 6" draw:style-name="gr1" draw:text-style-name="P1" svg:width="0.3094in" svg:height="0.278in" svg:x="44.56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6" draw:name="Form 7" draw:style-name="gr1" draw:text-style-name="P1" svg:width="0.3094in" svg:height="0.278in" svg:x="45.35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7" draw:name="Form 8" draw:style-name="gr1" draw:text-style-name="P1" svg:width="0.3094in" svg:height="0.278in" svg:x="45.68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8" draw:name="Form 1" draw:style-name="gr1" draw:text-style-name="P1" svg:width="0.3094in" svg:height="0.278in" svg:x="48.04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9" draw:name="Form 2" draw:style-name="gr1" draw:text-style-name="P1" svg:width="0.3094in" svg:height="0.278in" svg:x="49.07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0" draw:name="Form 3" draw:style-name="gr1" draw:text-style-name="P1" svg:width="0.3094in" svg:height="0.278in" svg:x="50.08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1" draw:name="Form 4" draw:style-name="gr1" draw:text-style-name="P1" svg:width="0.3094in" svg:height="0.278in" svg:x="50.63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2" draw:name="Form 5" draw:style-name="gr1" draw:text-style-name="P1" svg:width="0.3094in" svg:height="0.278in" svg:x="51.18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3" draw:name="Form 6" draw:style-name="gr1" draw:text-style-name="P1" svg:width="0.3094in" svg:height="0.278in" svg:x="52.44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4" draw:name="Form 7" draw:style-name="gr1" draw:text-style-name="P1" svg:width="0.3094in" svg:height="0.278in" svg:x="53.22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5" draw:name="Form 8" draw:style-name="gr1" draw:text-style-name="P1" svg:width="0.3094in" svg:height="0.278in" svg:x="53.56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6" draw:name="Form 1" draw:style-name="gr1" draw:text-style-name="P1" svg:width="0.3094in" svg:height="0.278in" svg:x="55.91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7" draw:name="Form 2" draw:style-name="gr1" draw:text-style-name="P1" svg:width="0.3094in" svg:height="0.278in" svg:x="56.94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8" draw:name="Form 3" draw:style-name="gr1" draw:text-style-name="P1" svg:width="0.3094in" svg:height="0.278in" svg:x="57.95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9" draw:name="Form 4" draw:style-name="gr1" draw:text-style-name="P1" svg:width="0.3094in" svg:height="0.278in" svg:x="58.51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0" draw:name="Form 5" draw:style-name="gr1" draw:text-style-name="P1" svg:width="0.3094in" svg:height="0.278in" svg:x="59.06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1" draw:name="Form 6" draw:style-name="gr1" draw:text-style-name="P1" svg:width="0.3094in" svg:height="0.278in" svg:x="60.31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2" draw:name="Form 7" draw:style-name="gr1" draw:text-style-name="P1" svg:width="0.3094in" svg:height="0.278in" svg:x="61.1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3" draw:name="Form 8" draw:style-name="gr1" draw:text-style-name="P1" svg:width="0.3094in" svg:height="0.278in" svg:x="61.43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4" draw:name="Form 1" draw:style-name="gr1" draw:text-style-name="P1" svg:width="0.3094in" svg:height="0.278in" svg:x="63.79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5" draw:name="Form 2" draw:style-name="gr1" draw:text-style-name="P1" svg:width="0.3094in" svg:height="0.278in" svg:x="64.82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6" draw:name="Form 3" draw:style-name="gr1" draw:text-style-name="P1" svg:width="0.3094in" svg:height="0.278in" svg:x="65.83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7" draw:name="Form 4" draw:style-name="gr1" draw:text-style-name="P1" svg:width="0.3094in" svg:height="0.278in" svg:x="66.38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8" draw:name="Form 5" draw:style-name="gr1" draw:text-style-name="P1" svg:width="0.3094in" svg:height="0.278in" svg:x="66.93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9" draw:name="Form 6" draw:style-name="gr1" draw:text-style-name="P1" svg:width="0.3094in" svg:height="0.278in" svg:x="68.19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0" draw:name="Form 7" draw:style-name="gr1" draw:text-style-name="P1" svg:width="0.3094in" svg:height="0.278in" svg:x="68.97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1" draw:name="Form 8" draw:style-name="gr1" draw:text-style-name="P1" svg:width="0.3094in" svg:height="0.278in" svg:x="69.31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9" table:number-rows-spanned="1">
            <text:p>ed_st0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tra_ed_st0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str_w3_st0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longstr_edges_st1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longstr_edges_diag_st1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x_longstr_st2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digit_parts_1_2_5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digit_parts_6_8_9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x_shortstr_st2</text:p>
          </table:table-cell>
          <table:covered-table-cell table:number-columns-repeated="8" table:style-name="ce2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ed_dl_tr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ed_dr_tr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ed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_tr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office:value-type="string" calcext:value-type="string">
            <text:p><text:span text:style-name="T1">long</text:span>str_dlu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ed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r_tr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office:value-type="string" calcext:value-type="string">
            <text:p><text:span text:style-name="T1">long</text:span>str_uldr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ed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office:value-type="string" calcext:value-type="string">
            <text:p><text:span text:style-name="T1">long</text:span>str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long</text:span>str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9"/>
          <table:table-cell/>
          <table:table-cell table:style-name="ce2" office:value-type="string" calcext:value-type="string">
            <text:p>str_w3_ul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ed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office:value-type="string" calcext:value-type="string">
            <text:p><text:span text:style-name="T1">long</text:span>str_uld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ongstr_u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ed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tr_w3_l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tr_w3_uld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long</text:span>str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curve_r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str_w3_l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3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ed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str_w3_u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ongstr_u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curve_u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circ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tr_w3_u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35"/>
        </table:table-row>
        <table:table-row table:style-name="ro2"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4"/>
          <table:table-cell table:style-name="ce9"/>
          <table:table-cell table:style-name="ce4"/>
          <table:table-cell table:style-name="ce9"/>
          <table:table-cell table:style-name="ce4"/>
          <table:table-cell/>
          <table:table-cell table:style-name="ce2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 table:number-columns-repeated="935"/>
        </table:table-row>
        <table:table-row table:style-name="ro1">
          <table:table-cell table:style-name="ce2" office:value-type="string" calcext:value-type="string">
            <text:p>ed_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l_tr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str_w3_u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longstr_u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long</text:span>str_uld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curve_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on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ix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_str_w3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35"/>
        </table:table-row>
        <table:table-row table:style-name="ro1">
          <table:table-cell table:style-name="ce2" office:value-type="string" calcext:value-type="string">
            <text:p>ed_u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u_tr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tr_w3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<text:span text:style-name="T1">long</text:span>str_l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<text:span text:style-name="T1">long</text:span>str_dlur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urve_u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two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igh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2_str_w3_u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35"/>
        </table:table-row>
        <table:table-row table:style-name="ro1">
          <table:table-cell table:style-name="ce2" office:value-type="string" calcext:value-type="string">
            <text:p>ed_r</text:p>
          </table:table-cell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r_tr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curve_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fiv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nine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2_str_w3_uld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935"/>
        </table:table-row>
        <table:table-row table:style-name="ro1">
          <table:table-cell table:style-name="ce2" office:value-type="string" calcext:value-type="string">
            <text:p>ed_d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d_tr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str_w3_uld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blob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curve_d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2_str_w3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35"/>
        </table:table-row>
        <table:table-row table:style-name="ro1">
          <table:table-cell table:style-name="ce2" office:value-type="string" calcext:value-type="string">
            <text:p>ed_ul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/>
          <table:table-cell/>
          <table:table-cell table:style-name="ce2" office:value-type="string" calcext:value-type="string">
            <text:p>ed_ul_tr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angle_u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angle_u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circle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cube_w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35"/>
        </table:table-row>
        <table:table-row table:style-name="ro1">
          <table:table-cell table:style-name="ce2" office:value-type="string" calcext:value-type="string">
            <text:p>ed_u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string" calcext:value-type="string">
            <text:p>ed_ur_tr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angle_ur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angle_r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diam_w3</text:p>
          </table:table-cell>
          <table:table-cell table:style-name="ce2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935"/>
        </table:table-row>
        <table:table-row table:style-name="ro1">
          <table:table-cell table:style-name="ce2" office:value-type="string" calcext:value-type="string">
            <text:p>ed_dr</text:p>
          </table:table-cell>
          <table:table-cell table:style-name="ce2" table:number-columns-repeated="4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dr_tr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angle_dr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angle_d</text:p>
          </table:table-cell>
          <table:table-cell table:style-name="ce2"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circ_w3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935"/>
        </table:table-row>
        <table:table-row table:style-name="ro1">
          <table:table-cell table:style-name="ce2" office:value-type="string" calcext:value-type="string">
            <text:p>ed_dl</text:p>
          </table:table-cell>
          <table:table-cell table:style-name="ce2" table:number-columns-repeated="5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l_tr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angle_d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angle_l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 table:number-columns-repeated="93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09:21:25.785000000</meta:creation-date>
    <dc:date>2023-02-03T17:56:49.442436125</dc:date>
    <meta:editing-duration>PT1H26M53S</meta:editing-duration>
    <meta:editing-cycles>8</meta:editing-cycles>
    <meta:generator>LibreOffice/6.4.7.2$Linux_X86_64 LibreOffice_project/40$Build-2</meta:generator>
    <meta:document-statistic meta:table-count="1" meta:cell-count="303" meta:object-count="72"/>
  </office:meta>
</office:document-meta>
</file>